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text-properties style:font-name="Liberation Sans" officeooo:rsid="001a2d73" officeooo:paragraph-rsid="001a2d73"/>
    </style:style>
    <style:style style:name="P2" style:family="paragraph" style:parent-style-name="Text_20_body">
      <style:text-properties style:font-name="Liberation Sans" officeooo:rsid="001a53d2" officeooo:paragraph-rsid="001a53d2"/>
    </style:style>
    <style:style style:name="P3" style:family="paragraph" style:parent-style-name="Text_20_body">
      <style:text-properties style:font-name="Liberation Sans" officeooo:rsid="001b6f81" officeooo:paragraph-rsid="001b6f81"/>
    </style:style>
    <style:style style:name="P4" style:family="paragraph" style:parent-style-name="Text_20_body">
      <style:text-properties style:font-name="Liberation Sans" officeooo:rsid="001b6f81" officeooo:paragraph-rsid="0059b5da"/>
    </style:style>
    <style:style style:name="P5" style:family="paragraph" style:parent-style-name="Text_20_body">
      <style:text-properties style:font-name="Liberation Sans" officeooo:rsid="0026faa3" officeooo:paragraph-rsid="0026faa3"/>
    </style:style>
    <style:style style:name="P6" style:family="paragraph" style:parent-style-name="Text_20_body">
      <style:text-properties style:font-name="Liberation Sans" officeooo:rsid="005b5aa4" officeooo:paragraph-rsid="005b5aa4"/>
    </style:style>
    <style:style style:name="P7" style:family="paragraph" style:parent-style-name="Text_20_body">
      <style:text-properties style:font-name="Liberation Sans" officeooo:rsid="0063908c" officeooo:paragraph-rsid="0063908c"/>
    </style:style>
    <style:style style:name="P8" style:family="paragraph" style:parent-style-name="Text_20_body">
      <style:text-properties style:font-name="Liberation Sans" officeooo:rsid="00646375" officeooo:paragraph-rsid="00646375"/>
    </style:style>
    <style:style style:name="P9" style:family="paragraph" style:parent-style-name="Title">
      <style:text-properties style:font-name="Liberation Sans"/>
    </style:style>
    <style:style style:name="P10" style:family="paragraph" style:parent-style-name="Text_20_body">
      <style:text-properties style:font-name="Liberation Sans" officeooo:rsid="0055f798" officeooo:paragraph-rsid="0059b5da"/>
    </style:style>
    <style:style style:name="P11" style:family="paragraph" style:parent-style-name="Heading_20_3">
      <style:text-properties style:font-name="Liberation Sans" officeooo:rsid="001f204b" officeooo:paragraph-rsid="001f204b"/>
    </style:style>
    <style:style style:name="P12" style:family="paragraph" style:parent-style-name="Heading_20_3">
      <style:text-properties style:font-name="Liberation Sans" officeooo:rsid="0026faa3" officeooo:paragraph-rsid="0026faa3"/>
    </style:style>
    <style:style style:name="P13" style:family="paragraph" style:parent-style-name="Heading_20_3">
      <style:text-properties style:font-name="Liberation Sans" officeooo:rsid="0063908c" officeooo:paragraph-rsid="0063908c"/>
    </style:style>
    <style:style style:name="P14" style:family="paragraph" style:parent-style-name="Heading_20_3">
      <style:text-properties style:font-name="Liberation Sans" officeooo:rsid="00646375" officeooo:paragraph-rsid="00646375"/>
    </style:style>
    <style:style style:name="T1" style:family="text">
      <style:text-properties officeooo:rsid="001a53d2"/>
    </style:style>
    <style:style style:name="T2" style:family="text">
      <style:text-properties officeooo:rsid="001b6f81"/>
    </style:style>
    <style:style style:name="T3" style:family="text">
      <style:text-properties officeooo:rsid="001f1926"/>
    </style:style>
    <style:style style:name="T4" style:family="text">
      <style:text-properties officeooo:rsid="002833bf"/>
    </style:style>
    <style:style style:name="T5" style:family="text">
      <style:text-properties officeooo:rsid="002bf326"/>
    </style:style>
    <style:style style:name="T6" style:family="text">
      <style:text-properties officeooo:rsid="002ce0b9"/>
    </style:style>
    <style:style style:name="T7" style:family="text">
      <style:text-properties officeooo:rsid="0030eb4d"/>
    </style:style>
    <style:style style:name="T8" style:family="text">
      <style:text-properties officeooo:rsid="0055f798"/>
    </style:style>
    <style:style style:name="T9" style:family="text">
      <style:text-properties officeooo:rsid="0063908c"/>
    </style:style>
    <style:style style:name="T10" style:family="text">
      <style:text-properties officeooo:rsid="00646375"/>
    </style:style>
    <style:style style:name="T11" style:family="text">
      <style:text-properties officeooo:rsid="00650e10"/>
    </style:style>
    <style:style style:name="T12" style:family="text">
      <style:text-properties officeooo:rsid="0065a264"/>
    </style:style>
    <style:style style:name="T13" style:family="text">
      <style:text-properties officeooo:rsid="0065db94"/>
    </style:style>
    <style:style style:name="T14" style:family="text">
      <style:text-properties officeooo:rsid="0067112a"/>
    </style:style>
    <style:style style:name="T15" style:family="text">
      <style:text-properties officeooo:rsid="0067489d"/>
    </style:style>
    <style:style style:name="T16" style:family="text">
      <style:text-properties officeooo:rsid="0067550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Reflections</text:p>
      <text:p text:style-name="P1">Through this assignment I’ve finally managed to try out several frameworks that I have heard of but have never found the <text:span text:style-name="T5">time</text:span> to use.</text:p>
      <text:h text:style-name="P11" text:outline-level="3">Overall Architecture</text:h>
      <text:p text:style-name="P2">First, I’d like to discuss about the overall architecture. The idea of a single page application combined with a purely RESTful web API backend is something I have thought of and implemented before, but I believe it has already been done before and is quite a common thing to do these few years; though however, there is a lot of catching up that I have to do with current technologies <text:span text:style-name="T3">(</text:span>as <text:span text:style-name="T3">will be </text:span>demonstrated by <text:span text:style-name="T3">the </text:span>Rails and Heroku <text:span text:style-name="T3">part below)</text:span>, so I may be wrong on how common this is. </text:p>
      <text:p text:style-name="P2">I decided to use this architecture instead of the traditional Apache/PHP style MVC because this architecture decouples the client from the backend – The user is not forced to use the web client for this app, and developers may develop native applications <text:span text:style-name="T6">without additional work on the backend.</text:span> Additionally, it provides more (I think) separation between backend and frontend, so that it is easier for developers to work on both parts concurrently and separately.</text:p>
      <text:h text:style-name="P11" text:outline-level="3">Backend</text:h>
      <text:p text:style-name="P1"><text:span text:style-name="T1">Moving on to the backend</text:span>, Ruby on Rails. Throughout this assignment, I realized that so many things just work out of the box in Rails. It comes with an ORM, a tool to migrate databases, a tool to run servers with very useful debugging logs, etc. For my previous web app projects (mainly in Node), I’ve often had to hand write apps from scratch <text:span text:style-name="T1">(and handwrite SQL queries)</text:span> and this assignment made me realize the convenience that frameworks bring about. <text:span text:style-name="T2">I’d say that I haven’t used a framework that is as complete and guided as Rails, though my experiences are rather limited.</text:span></text:p>
      <text:p text:style-name="P1">Next, Heroku. Previously, the typical way that I have been deploying web application was rather manual and tedious. For example, when developing on AWS, I’ve had to manually setup databases (RDS) and servers (EC2), and then manually rsync the development files from my local computer to the servers. Afterwards, I had to ssh into the server and manually start the server application.</text:p>
      <text:p text:style-name="P1">In this assignment, however, I only had to log in to my Heroku account and initialize Heroku in the local development directory. Afterwards, whenever I changed something, all I had to do was a git commit followed by a git push heroku master. Heroku, combined with Rails, did everything including setting up the databases, automatically. The time taken to deploy compared to my previous development processes is insignificant and I realized I have been wasting a lot of time all along.</text:p>
      <text:h text:style-name="P11" text:outline-level="3"><text:soft-page-break/>Frontend</text:h>
      <text:p text:style-name="P3">Moving on to the frontend, I used Semantic UI for designing the webpage. I’ve used Bootstrap before for some of my previous projects and wanted to try something new. From the limited experience I have with webpage designing so far, I thought they were overall different ways to achieve a similar goal, with one having maybe a few additional controls that the other doesn’t.</text:p>
      <text:p text:style-name="P4">I also used AngularJS for the <text:span text:style-name="T8">single webpage</text:span> part. <text:span text:style-name="T8">The data binding portions</text:span> felt very familiar <text:span text:style-name="T7">coming from the </text:span><text:s/><text:span text:style-name="T7">experience I had with WPF</text:span> for some of my past projects. <text:span text:style-name="T8">I eventually employed a mixture of both MVVM and MVC, in the sense that both data binding and direct communication with the View is present.</text:span></text:p>
      <text:p text:style-name="P10">With the initial intention to go for a pure MVVM approach, I found that certain things make more sense when done the MVC way. For example, it seems that Semantic UI’s modal dialogs can only be controlled using function calls out of the box ($(‘.ui.modal’).modal(‘show’) and $(‘.ui.modal’).modal(‘hide’)) and doing this within the ViewModel assumes a knowledge of the View which breaks MVVM. It may be possible for one to convert this concept of the action of opening and closing dialogs from a functional one to a more imperative one inline with MVVM – one can introduce a $scope.isDialogVisible property on the ViewModel and listen to changes for this property from the View, invoking the relevant functions whenever there is a change, but I thought it was too much of an effort, especially if it has to be done every time for controls of similar nature.</text:p>
      <text:h text:style-name="P12" text:outline-level="3">Conclusion</text:h>
      <text:p text:style-name="P5">I got to try out many frameworks I have not used before. I realized how much more efficient development could be. <text:span text:style-name="T4">I realized I have been missing out on many things in the development world, and that there are many areas that I should improve and catch up on. </text:span>Overall I found the project fun and rather meaningful.</text:p>
      <text:p text:style-name="P9">User Manual</text:p>
      <text:p text:style-name="P6">The <text:span text:style-name="T9">application was designed to be as intuitive as possible and should not require reading a user manual to use. However, for the sake of completeness, the supported functions are described below.</text:span></text:p>
      <text:h text:style-name="P13" text:outline-level="3">Adding an Item</text:h>
      <text:p text:style-name="P7">To add an item, click on the teal colored plus signed just to the right of the search bar. Fill in the Title, Deadline, Details and Tags for the new item and click “Create” once done. Note that all fields are optional and do not have to be keyed in.</text:p>
      <text:h text:style-name="P13" text:outline-level="3"><text:soft-page-break/>Editing an Item</text:h>
      <text:p text:style-name="P7">To edit an item, click on the grey pencil button to the right of the item. Edit the fields for the selected item and click “Save” once done.</text:p>
      <text:h text:style-name="P13" text:outline-level="3">Deleting an Item</text:h>
      <text:p text:style-name="P7">To delete an item, click on the red cross button to the right of the item, beside the edit item button. <text:span text:style-name="T10">The item will be deleted immediately.</text:span></text:p>
      <text:h text:style-name="P14" text:outline-level="3">Searching for Items</text:h>
      <text:p text:style-name="P8">To search for items by filtering tags, enter the query tags, separated by spaces, into the search bar. Items where <text:span text:style-name="T14">all</text:span> tag<text:span text:style-name="T14">s</text:span> <text:span text:style-name="T12">in the query</text:span> <text:span text:style-name="T15">are</text:span> present <text:span text:style-name="T16">in</text:span> the tags <text:span text:style-name="T13">of the item</text:span> <text:span text:style-name="T11">as a whole or as part of the tag of the item are filtered and display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4T10:55:40.729695440</meta:creation-date>
    <dc:date>2018-01-04T20:14:13.473451587</dc:date>
    <meta:editing-duration>PT3H14M52S</meta:editing-duration>
    <meta:editing-cycles>77</meta:editing-cycles>
    <meta:generator>LibreOffice/5.4.4.2$Linux_X86_64 LibreOffice_project/40$Build-2</meta:generator>
    <meta:document-statistic meta:table-count="0" meta:image-count="0" meta:object-count="0" meta:page-count="3" meta:paragraph-count="25" meta:word-count="960" meta:character-count="5479" meta:non-whitespace-character-count="4540"/>
  </office:meta>
</office:document-meta>
</file>